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P1" style:family="paragraph" style:parent-style-name="Standard">
      <style:text-properties officeooo:rsid="00080ad3" officeooo:paragraph-rsid="00080ad3"/>
    </style:style>
    <style:style style:name="P2" style:family="paragraph" style:parent-style-name="Standard">
      <style:text-properties officeooo:rsid="000992ea" officeooo:paragraph-rsid="000992ea"/>
    </style:style>
    <style:style style:name="P3" style:family="paragraph" style:parent-style-name="Standard">
      <style:text-properties officeooo:rsid="000a3442" officeooo:paragraph-rsid="000a3442"/>
    </style:style>
    <style:style style:name="T1" style:family="text">
      <style:text-properties officeooo:rsid="000992ea"/>
    </style:style>
    <style:style style:name="T2" style:family="text">
      <style:text-properties officeooo:rsid="000a3442"/>
    </style:style>
    <style:style style:name="T3" style:family="text">
      <style:text-properties officeooo:rsid="000ab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 &gt; Moodle académique &gt; lien Moodle à gauche</text:p>
      <text:p text:style-name="P1">accéder à PROJETS – ESPACES COLLABORATIFS</text:p>
      <text:p text:style-name="P1">Capsule IAN/AN</text:p>
      <text:p text:style-name="P1"/>
      <text:p text:style-name="P1">flux :</text:p>
      <text:p text:style-name="P1">1/ fiche projet</text:p>
      <text:p text:style-name="P1"><text:tab/>A renvoyer aux DANE via l’inspectrice AVANT de commencer</text:p>
      <text:p text:style-name="P1">2/ consultation du cahier des charges</text:p>
      <text:p text:style-name="P1">3/ storyboard</text:p>
      <text:p text:style-name="P1">4/ enregistrement</text:p>
      <text:p text:style-name="P1"><text:tab/>! autorisation de prise de vue</text:p>
      <text:p text:style-name="P1">5/ remontée</text:p>
      <text:p text:style-name="P1"><text:tab/>Ce n’est pas moi qui fait le montage</text:p>
      <text:p text:style-name="P1"/>
      <text:p text:style-name="P1">déposer les fichiers dans « dépôt de fichier » (partie basse de l’écran)</text:p>
      <text:p text:style-name="P1"/>
      <text:p text:style-name="P3">pas de rush</text:p>
      <text:p text:style-name="P1"/>
      <text:p text:style-name="P1">1/ Est-ce qu’une capsule en rapport avec le fonctionnement de l’ENT est pertinente alors que nous savons que l’ENT changera ?</text:p>
      <text:p text:style-name="P1">2/ <text:span text:style-name="T1">Avons-nous le droit d’inclure des extraits filmiques non libres de droit ?</text:span></text:p>
      <text:p text:style-name="P1"/>
      <text:p text:style-name="P1">1920x1080 = <text:span text:style-name="T1">full </text:span>HD paysage <text:span text:style-name="T1">1280x720=HD</text:span></text:p>
      <text:p text:style-name="P1"/>
      <text:p text:style-name="P1">à envoyer en mars/avril</text:p>
      <text:p text:style-name="P1"/>
      <text:p text:style-name="P1"/>
      <text:p text:style-name="P2">ne oraliser ce qui est à l’écran (pas de double tâcher)</text:p>
      <text:p text:style-name="P2">lier le contenu à une émotion, une anecdote</text:p>
      <text:p text:style-name="P2">faire des pauses pour répéter et afficher des idées</text:p>
      <text:p text:style-name="P2">intégrer des plans de coupe (pour combler des erreurs)</text:p>
      <text:p text:style-name="P2">allumer toutes les lumières ; fenêtres bienvenues ; attention avec le smartphone à l’effet gros nez ;</text:p>
      <text:p text:style-name="P2">poser l’appareil, privilégier les trépieds ou poser l’appareil</text:p>
      <text:p text:style-name="P2"/>
      <text:p text:style-name="P2"/>
      <text:p text:style-name="P1">- <text:span text:style-name="T2">(français, allemand, latin) </text:span>à <text:span text:style-name="T1">quoi servent les cas ? qu’est-ce qu’une fonction ?</text:span></text:p>
      <text:p text:style-name="P1">- <text:span text:style-name="T1">répétitions et variations : le cas de l’Odyssée</text:span></text:p>
      <text:p text:style-name="P3">- illustrer le vocabulaire de l’image :</text:p>
      <text:p text:style-name="P3">- une œuvre tous les quinze jours</text:p>
      <text:p text:style-name="P1">- <text:span text:style-name="T3">parler soi en 1 minu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20-12-02T13:32:04.976831035</meta:creation-date>
    <dc:date>2020-12-02T14:05:05.824405098</dc:date>
    <dc:creator>xanneimac </dc:creator>
    <meta:editing-duration>PT2M20S</meta:editing-duration>
    <meta:editing-cycles>1</meta:editing-cycles>
    <meta:generator>LibreOffice/6.2.7.1$MacOSX_X86_64 LibreOffice_project/23edc44b61b830b7d749943e020e96f5a7df63bf</meta:generator>
    <meta:document-statistic meta:table-count="0" meta:image-count="0" meta:object-count="0" meta:page-count="1" meta:paragraph-count="29" meta:word-count="221" meta:character-count="1265" meta:non-whitespace-character-count="1069"/>
  </office:meta>
</office:document-meta>
</file>